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title">
      <style:graphic-properties fo:min-height="2.635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3cm" fo:margin-bottom="0cm" fo:line-height="115%"/>
    </style:style>
    <style:style style:name="P3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T1" style:family="text">
      <style:text-properties fo:color="#004f9e" loext:opacity="100%" fo:font-size="26pt" fo:language="pt" fo:country="BR" style:font-size-asian="26pt" style:font-size-complex="26pt"/>
    </style:style>
    <style:style style:name="T2" style:family="text">
      <style:text-properties fo:color="#004f9e" loext:opacity="100%" fo:font-size="44pt" fo:language="pt" fo:country="BR" fo:font-weight="bold" style:font-size-asian="44pt" style:font-weight-asian="bold" style:font-size-complex="44pt" style:font-weight-complex="bold"/>
    </style:style>
    <style:style style:name="T3" style:family="text">
      <style:text-properties fo:color="#004f9e" loext:opacity="100%" fo:language="pt" fo:country="BR"/>
    </style:style>
    <style:style style:name="T4" style:family="text">
      <style:text-properties fo:color="#004f9e" loext:opacity="100%" fo:font-size="18pt" fo:language="pt" fo:country="BR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O processo de software</text:span></text:p>
            <text:p text:style-name="P2"><text:span text:style-name="T3">Eduardo Furlan Miranda</text:span><text:span text:style-name="T3"><text:line-break/></text:span><text:span text:style-name="T4">2025-07-01</text:span></text:p>
          </draw:text-box>
        </draw:frame>
        <draw:frame presentation:style-name="pr1" draw:text-style-name="P5" draw:layer="layout" svg:width="17.57cm" svg:height="2.096cm" svg:x="8.93cm" svg:y="18.404cm" presentation:class="outline" presentation:user-transformed="true">
          <draw:text-box>
            <text:p text:style-name="P4"><text:span text:style-name="T5">Fonte: WERLICH, C. </text:span><text:span text:style-name="T6">Análise e Modelagem de Sistemas</text:span><text:span text:style-name="T5">. Londrina: EDE SA, 2020. ISBN 978-85-522-1683-4.</text:span></text:p>
          </draw:text-box>
        </draw:frame>
        <draw:frame draw:style-name="gr1" draw:text-style-name="P6" draw:layer="layout" svg:width="0.2cm" svg:height="0.495cm" svg:x="13.041cm" svg:y="10.0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6" draw:layer="layout" svg:width="3.527cm" svg:height="0.496cm" svg:x="12.262cm" svg:y="9.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6" draw:layer="layout" svg:width="3.527cm" svg:height="1.763cm" svg:x="12.198cm" svg:y="9.60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6" draw:layer="layout" svg:width="0.2cm" svg:height="0.495cm" svg:x="13.042cm" svg:y="10.0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O Desafio do Analista de Sistem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tidiano agitado: muitas tarefas e necessidade de planejamento</text:p>
                <text:list>
                  <text:list-item>
                    <text:p>Visitas ao cliente</text:p>
                  </text:list-item>
                  <text:list-item>
                    <text:p>Orientação a programadores</text:p>
                  </text:list-item>
                  <text:list-item>
                    <text:p>Pesquisas e planejamento</text:p>
                  </text:list-item>
                </text:list>
              </text:list-item>
              <text:list-item>
                <text:p>Organização do tempo: essencial para evitar prejuízos</text:p>
                <text:list>
                  <text:list-item>
                    <text:p>Tarefas esquecidas geram problemas no desenvolvimento</text:p>
                  </text:list-item>
                </text:list>
              </text:list-item>
              <text:list-item>
                <text:p>Problema identificado: clientes reportam incômodo com tempo de entrega</text:p>
                <text:list>
                  <text:list-item>
                    <text:p>Missão de investigar e propor melhor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O Que É um Processo de Software?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 (Sommerville 2011): conjunto de atividades e resultados relacionados</text:p>
                <text:list>
                  <text:list-item>
                    <text:p>Leva à produção de um software desenvolvido</text:p>
                  </text:list-item>
                </text:list>
              </text:list-item>
              <text:list-item>
                <text:p>Definição (Pressman 2016): abordagem adaptável, não rígida</text:p>
                <text:list>
                  <text:list-item>
                    <text:p>Equipe escolhe processos que se encaixam na filosofia da empresa</text:p>
                  </text:list-item>
                </text:list>
              </text:list-item>
              <text:list-item>
                <text:p>Engenharia de software: abordagem sistemática para produção de software</text:p>
                <text:list>
                  <text:list-item>
                    <text:p>É o que chamamos de Processo d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Objetivos do Processo de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oco principal: qualidade do produto final</text:p>
                <text:list>
                  <text:list-item>
                    <text:p>Redução de custos de produção</text:p>
                  </text:list-item>
                </text:list>
              </text:list-item>
              <text:list-item>
                <text:p>Prazos de entrega: cumprir contratos com o cliente</text:p>
                <text:list>
                  <text:list-item>
                    <text:p>Garantir a satisfação do cliente</text:p>
                  </text:list-item>
                </text:list>
              </text:list-item>
              <text:list-item>
                <text:p>Mecanismo essencial: obter software de qualidade</text:p>
                <text:list>
                  <text:list-item>
                    <text:p>Gerenciar o desenvolvimento eficiente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Benefícios do Processo de Software (I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adronização: cria uma forma padronizada de gerar serviços e produtos</text:p>
              </text:list-item>
              <text:list-item>
                <text:p>Reutilização: permite repetir serviços e produtos</text:p>
                <text:list>
                  <text:list-item>
                    <text:p>Reaproveita partes já produzidas e padronizadas</text:p>
                  </text:list-item>
                </text:list>
              </text:list-item>
              <text:list-item>
                <text:p>Retenção de conhecimento: conhecimento é preservado na empresa</text:p>
                <text:list>
                  <text:list-item>
                    <text:p>Novos integrantes podem dar continu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Benefícios do Processo de Software (II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 e guia: serve para definir e guiar atividades de um Projeto de Software</text:p>
              </text:list-item>
              <text:list-item>
                <text:p>Especificação completa: permite detalhar todo o processo de desenvolvimento</text:p>
              </text:list-item>
              <text:list-item>
                <text:p>Tarefas determinadas: define o que deverá ser executado pela equipe e individualmente</text:p>
              </text:list-item>
              <text:list-item>
                <text:p>Redução de riscos: torna os resultados mais previsívei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Benefícios do Processo de Software (III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Visões comuns: proporciona alinhamento para a equipe de desenvolvimento</text:p>
                <text:list>
                  <text:list-item>
                    <text:p>Facilita a comunicação interna</text:p>
                  </text:list-item>
                </text:list>
              </text:list-item>
              <text:list-item>
                <text:p>Agilidade: pode ser usado como um "template" para outros projetos</text:p>
                <text:list>
                  <text:list-item>
                    <text:p>Aumenta a agilidade em novos desenvolvimentos</text:p>
                  </text:list-item>
                </text:list>
              </text:list-item>
              <text:list-item>
                <text:p>Resolução de problemas: ajuda a superar problemas como a troca de pesso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Parâmetros na Definição de Processos (Engholm Jr. 2010)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Evento de início: o que determina o começo do processo</text:p>
              </text:list-item>
              <text:list-item>
                <text:p>Matriz de responsabilidades: define quem fará o quê</text:p>
              </text:list-item>
              <text:list-item>
                <text:p>Atividades e sequencialidade: as atividades a serem executadas e sua ordem</text:p>
              </text:list-item>
              <text:list-item>
                <text:p>Entradas e saídas: de cada atividade do process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Mais Parâmetros na Definição de Process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Regras e políticas: critérios a serem aplicados nas atividades</text:p>
              </text:list-item>
              <text:list-item>
                <text:p>Infraestrutura necessária: recursos e ambiente para o desenvolvimento</text:p>
              </text:list-item>
              <text:list-item>
                <text:p>Resultado gerado: o que é produzido na execução de cada processo</text:p>
              </text:list-item>
              <text:list-item>
                <text:p>Prazos de entrega: definidos em cada fase do process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Estrutura de um Processo Genérico de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njunto mínimo: atividades essenciais para obter um software finalizado</text:p>
              </text:list-item>
              <text:list-item>
                <text:p>Quatro atividades fundamentais (Sommerville 2011):</text:p>
                <text:list>
                  <text:list-item>
                    <text:p>Especificação de software</text:p>
                  </text:list-item>
                  <text:list-item>
                    <text:p>Projeto e Implementação de software</text:p>
                  </text:list-item>
                  <text:list-item>
                    <text:p>Validação de software</text:p>
                  </text:list-item>
                  <text:list-item>
                    <text:p>Evolução d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Atividade Fundamental 1: Especificação de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 do software: o que será desenvolvido, suas restrições e funcionalidades</text:p>
              </text:list-item>
              <text:list-item>
                <text:p>Atividades comuns:</text:p>
                <text:list>
                  <text:list-item>
                    <text:p>Estudo de Viabilidade</text:p>
                  </text:list-item>
                  <text:list-item>
                    <text:p>Elicitação e Especificação de Requisitos</text:p>
                  </text:list-item>
                  <text:list-item>
                    <text:p>Validação dos Requisitos</text:p>
                  </text:list-item>
                </text:list>
              </text:list-item>
              <text:list-item>
                <text:p>Comunicação essencial: entendimento dos requisitos com os envolvid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Atividade Fundamental 2: Projeto e Implementação de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rojeto: definição das estruturas do software</text:p>
                <text:list>
                  <text:list-item>
                    <text:p>Estruturas modulares, interfaces gráficas</text:p>
                  </text:list-item>
                  <text:list-item>
                    <text:p>Estruturas de dados (banco de dados)</text:p>
                  </text:list-item>
                </text:list>
              </text:list-item>
              <text:list-item>
                <text:p>Modelagem: criação de diagramas para melhor entendimento</text:p>
                <text:list>
                  <text:list-item>
                    <text:p>Base para codificação e validação</text:p>
                  </text:list-item>
                </text:list>
              </text:list-item>
              <text:list-item>
                <text:p>Implementação: codificação do software e criação do banco de dad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Atividade Fundamental 3: Validação de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Verificação: se o que foi construído atende às solicitações do cliente</text:p>
                <text:list>
                  <text:list-item>
                    <text:p>Assegura a qualidade do software</text:p>
                  </text:list-item>
                </text:list>
              </text:list-item>
              <text:list-item>
                <text:p>Testes: realizados para validar códigos e verificar requisitos</text:p>
              </text:list-item>
              <text:list-item>
                <text:p>Feedback do cliente: cliente testa e fornece retorn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Atividade Fundamental 4: Evolução de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rocesso contínuo: melhoramento do software após a entrega</text:p>
                <text:list>
                  <text:list-item>
                    <text:p>Inclusão de novos recursos</text:p>
                  </text:list-item>
                </text:list>
              </text:list-item>
              <text:list-item>
                <text:p>Adaptações: realizadas por um período acordado</text:p>
                <text:list>
                  <text:list-item>
                    <text:p>Acompanha alterações solicitadas pelo cliente</text:p>
                  </text:list-item>
                </text:list>
              </text:list-item>
              <text:list-item>
                <text:p>Diferenciação: cada software é único, exigindo adaptação contínu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As Cinco Atividades Metodológicas (Pressman 2016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ngenharia de software: uma metodologia genérica é composta por:</text:p>
                <text:list>
                  <text:list-item>
                    <text:p>Comunicação</text:p>
                  </text:list-item>
                  <text:list-item>
                    <text:p>Planejamento</text:p>
                  </text:list-item>
                  <text:list-item>
                    <text:p>Modelagem</text:p>
                  </text:list-item>
                  <text:list-item>
                    <text:p>Construção</text:p>
                  </text:list-item>
                  <text:list-item>
                    <text:p>Entreg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Atividade Metodológica 1: Comunicação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Primeira ação: entender os objetivos do projeto</text:p>
              </text:list-item>
              <text:list-item>
                <text:p>Comunicação primordial: entre todos os envolvidos</text:p>
              </text:list-item>
              <text:list-item>
                <text:p>Resultados: levantamento claro dos requisitos e funcionalida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Atividade Metodológica 2: Planejame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riação de um plano: um "mapa" do projeto do software</text:p>
                <text:list>
                  <text:list-item>
                    <text:p>Documentação do Levantamento de Requisitos</text:p>
                  </text:list-item>
                  <text:list-item>
                    <text:p>Documentação da Especificação de Requisitos</text:p>
                  </text:list-item>
                </text:list>
              </text:list-item>
              <text:list-item>
                <text:p>Detalhamento: descreve tarefas técnicas, riscos e recursos</text:p>
                <text:list>
                  <text:list-item>
                    <text:p>Estimativas de prazos e alocação de recursos</text:p>
                  </text:list-item>
                  <text:list-item>
                    <text:p>Cronograma de trabalh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Atividade Metodológica 3: Modelagem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bjetivo: melhor entendimento das necessidades do software</text:p>
              </text:list-item>
              <text:list-item>
                <text:p>Criação: modelos e diagramas são desenvolvidos</text:p>
                <text:list>
                  <text:list-item>
                    <text:p>Utilizados para a codificação do software</text:p>
                  </text:list-item>
                  <text:list-item>
                    <text:p>Para validação das partes envolvidas no projet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Atividade Metodológica 4: Constru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ase de codificação: realização da programação baseada nos modelos</text:p>
                <text:list>
                  <text:list-item>
                    <text:p>Implementação das decisões de Especificação e Projeto</text:p>
                  </text:list-item>
                </text:list>
              </text:list-item>
              <text:list-item>
                <text:p>Testes inclusos: realização de testes para validar os códigos gerados</text:p>
                <text:list>
                  <text:list-item>
                    <text:p>Verificação da conformidade com os requisit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Atividade Metodológica 5: Entreg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Liberação do software: parcial ou total para o cliente</text:p>
              </text:list-item>
              <text:list-item>
                <text:p>Feedback do cliente: cliente realiza testes e fornece retorno</text:p>
              </text:list-item>
              <text:list-item>
                <text:p>Fase pós-entrega: adaptações e correções por um período acorda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Fluxos de Processo (Pressman 2016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: descreve como as atividades metodológicas são organizadas</text:p>
              </text:list-item>
              <text:list-item>
                <text:p>Variabilidade: a sequencialidade das atividades pode mudar</text:p>
              </text:list-item>
              <text:list-item>
                <text:p>Tipos de fluxos:</text:p>
                <text:list>
                  <text:list-item>
                    <text:p>Linear</text:p>
                  </text:list-item>
                  <text:list-item>
                    <text:p>Interativo</text:p>
                  </text:list-item>
                  <text:list-item>
                    <text:p>Evolucionário</text:p>
                  </text:list-item>
                  <text:list-item>
                    <text:p>Paralel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Tipo de Fluxo 1: Fluxo de Processo Linea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racterística: atividades realizadas em sequência</text:p>
              </text:list-item>
              <text:list-item>
                <text:p>Ordem: Comunicação -&gt; Planejamento -&gt; Modelagem -&gt; Construção -&gt; Entrega</text:p>
              </text:list-item>
              <text:list-item>
                <text:p>Ponto de início e fim: inicia na Comunicação e termina na Entreg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Tipo de Fluxo 2: Fluxo de Processo Interativ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racterística: repetição de uma ou mais atividades</text:p>
              </text:list-item>
              <text:list-item>
                <text:p>Propósito: repetição ocorre antes de avançar para a próxima ativida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Tipo de Fluxo 3: Fluxo de Processo Evolucionári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racterística: atividades executadas de modo circular</text:p>
              </text:list-item>
              <text:list-item>
                <text:p>Natureza incremental: cada ciclo envolve as cinco atividades</text:p>
                <text:list>
                  <text:list-item>
                    <text:p>Gera uma versão mais completa do softwa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Tipo de Fluxo 4: Fluxo de Processo Paralelo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Característica: atividades realizadas simultaneamente</text:p>
                <text:list>
                  <text:list-item>
                    <text:p>Duas ou mais atividades podem ser executadas ao mesmo tempo</text:p>
                  </text:list-item>
                </text:list>
              </text:list-item>
              <text:list-item>
                <text:p>Exemplo: atividade de Comunicação pode ocorrer em paralelo com a Análise</text:p>
              </text:list-item>
              <text:list-item>
                <text:p>Benefício: agiliza o desenvolvimento, como a Especificação e o Projet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Qualidade no Processo de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ão garante sozinho: o processo não garante qualidade ou prazo por si só</text:p>
                <text:list>
                  <text:list-item>
                    <text:p>Nem o atendimento total às funcionalidades solicitadas</text:p>
                  </text:list-item>
                </text:list>
              </text:list-item>
              <text:list-item>
                <text:p>Influência direta: padrões de qualidade impostos durante os processos</text:p>
              </text:list-item>
              <text:list-item>
                <text:p>Necessidade: estabelecer procedimentos e padrões para garantir qualidade</text:p>
              </text:list-item>
              <text:list-item>
                <text:p>Vantagem da modelagem: permite examinar e aprimorar antes da finalizaç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Avaliação e Aperfeiçoamento dos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mportância: processo deve atender a critérios básicos de qualidade</text:p>
                <text:list>
                  <text:list-item>
                    <text:p>Garante integração e validação entre atividades</text:p>
                  </text:list-item>
                </text:list>
              </text:list-item>
              <text:list-item>
                <text:p>Abordagens de avaliação e aperfeiçoamento (Pressman 2016):</text:p>
                <text:list>
                  <text:list-item>
                    <text:p>SCAMPI</text:p>
                  </text:list-item>
                  <text:list-item>
                    <text:p>CBA IPI</text:p>
                  </text:list-item>
                  <text:list-item>
                    <text:p>SPICE</text:p>
                  </text:list-item>
                  <text:list-item>
                    <text:p>ISO 9001:2000 para softwa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Abordagens de Melhoria: SCAMPI e CMMI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CAMPI (Standard CMMI Appraisal Method for Process Improvement):</text:p>
                <text:list>
                  <text:list-item>
                    <text:p>Modelo de avaliação do Processo em cinco etapas</text:p>
                  </text:list-item>
                  <text:list-item>
                    <text:p>Ajuda a coletar evidências e identificar falhas</text:p>
                  </text:list-item>
                </text:list>
              </text:list-item>
              <text:list-item>
                <text:p>CMMI (Capability Maturity Model Integration):</text:p>
                <text:list>
                  <text:list-item>
                    <text:p>Conjunto de práticas para aumentar o amadurecimento organizacional</text:p>
                  </text:list-item>
                </text:list>
              </text:list-item>
              <text:list-item>
                <text:p>Modelos CMMI:</text:p>
                <text:list>
                  <text:list-item>
                    <text:p>CMMI for Development (melhores práticas para desenvolver produtos)</text:p>
                  </text:list-item>
                  <text:list-item>
                    <text:p>CMMI for Acquisition (melhores práticas para adquirir produtos)</text:p>
                  </text:list-item>
                  <text:list-item>
                    <text:p>CMMI for Services (melhores práticas para entregar serviço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Abordagens de Melhoria: CBA IPI, SPICE e ISO 9001:2000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BA IPI (CMM Based Appraisal for Internal Process Improvement):</text:p>
                <text:list>
                  <text:list-item>
                    <text:p>Técnica de diagnóstico para avaliar maturidade da organização</text:p>
                  </text:list-item>
                  <text:list-item>
                    <text:p>Identifica pontos fortes/fracos e prioriza melhorias</text:p>
                  </text:list-item>
                </text:list>
              </text:list-item>
              <text:list-item>
                <text:p>SPICE (ISO/IEC15504):</text:p>
                <text:list>
                  <text:list-item>
                    <text:p>Padrão com requisitos para avaliação da eficácia do Processo de Software</text:p>
                  </text:list-item>
                  <text:list-item>
                    <text:p>Fornece estrutura para avaliação</text:p>
                  </text:list-item>
                </text:list>
              </text:list-item>
              <text:list-item>
                <text:p>ISO 9001:2000 para Software:</text:p>
                <text:list>
                  <text:list-item>
                    <text:p>Padrão genérico de qualidade aplicável a produtos e serviços</text:p>
                  </text:list-item>
                  <text:list-item>
                    <text:p>Outros modelos: ISO/IEC 9126, ISO9000, ISO/IEC12207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Conclusões e Próximos Passos (Propostas de Melhoria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ntrole de erros: adotar abordagens metodológicas</text:p>
                <text:list>
                  <text:list-item>
                    <text:p>Testar e utilizar novas metodologias apropriadas</text:p>
                  </text:list-item>
                </text:list>
              </text:list-item>
              <text:list-item>
                <text:p>Implantar métodos de melhoria:</text:p>
                <text:list>
                  <text:list-item>
                    <text:p>Considerar SCAMPI, CBA IPI, SPICE, ISO 9001:2000</text:p>
                  </text:list-item>
                </text:list>
              </text:list-item>
              <text:list-item>
                <text:p>Pesquisa contínua: fator importante na carreira do Analista de Sistemas</text:p>
                <text:list>
                  <text:list-item>
                    <text:p>Pesquisar normas ISO 9001:2000 e metodologias áge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21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7-02T22:49:50.009446725</dc:date>
    <meta:editing-duration>P2DT5H30M14S</meta:editing-duration>
    <meta:editing-cycles>323</meta:editing-cycles>
    <meta:generator>LibreOffice/25.2.3.2$Linux_X86_64 LibreOffice_project/520$Build-2</meta:generator>
    <dc:creator>Eduardo Furlan Miranda</dc:creator>
    <meta:document-statistic meta:object-count="146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